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94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286cm" fo:min-width="5.8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1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7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6.0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8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style:style style:name="T15" style:family="text">
      <style:text-properties fo:color="#231f20" fo:font-family="Lato" fo:font-size="6pt" fo:font-weight="normal" style:font-size-asian="6pt" style:font-weight-asian="normal" style:font-family-complex="Lato" style:font-size-complex="6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.017cm" svg:y="3.531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6.089cm" svg:y="1.282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St Paul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18.446cm" svg:x2="7.24cm" svg:y2="18.446cm">
          <text:p/>
        </draw:line>
        <draw:frame draw:style-name="gr11" draw:text-style-name="P6" draw:layer="layout" svg:width="5.988cm" svg:height="0.548cm" svg:x="1.246cm" svg:y="17.804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18.684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19.14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19.742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19.775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0.198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57cm" svg:y="20.833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02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5.079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3.943cm" svg:height="0.467cm" svg:x="1.279cm" svg:y="7.817cm">
          <draw:text-box>
            <text:p text:style-name="P1"><text:span text:style-name="T11">Code</text:span></text:p>
          </draw:text-box>
        </draw:frame>
        <draw:frame draw:style-name="gr18" draw:text-style-name="P12" draw:layer="layout" svg:width="5.899cm" svg:height="2.286cm" svg:x="1.27cm" svg:y="8.305cm">
          <draw:text-box>
            <text:p text:style-name="P11"><text:span text:style-name="T8">Javascript (Angular, NestJS, React),</text:span></text:p>
            <text:p text:style-name="P11"><text:span text:style-name="T8">Java Server Pages, jQuery, HTML, CSS,</text:span></text:p>
            <text:p text:style-name="P11"><text:span text:style-name="T8">NodeJS, Groovy, LaTeX, Python, Redux,</text:span></text:p>
            <text:p text:style-name="P11"><text:span text:style-name="T8">C++, C#, Java (Spring, Spring Boot), JSON,</text:span></text:p>
            <text:p text:style-name="P11"><text:span text:style-name="T8">R, Stata, SQL, XML, YAML, PERL, PHP</text:span></text:p>
          </draw:text-box>
        </draw:frame>
        <draw:frame draw:style-name="gr19" draw:text-style-name="P12" draw:layer="layout" svg:width="6.301cm" svg:height="1.829cm" svg:x="1.27cm" svg:y="11.484cm">
          <draw:text-box>
            <text:p text:style-name="P11"><text:span text:style-name="T8">AEM, Ansible, AWS, Bitbucket, Docker, </text:span></text:p>
            <text:p text:style-name="P11"><text:span text:style-name="T8">GCP, Git, Github, Jenkins, Linux, MySQL, </text:span></text:p>
            <text:p text:style-name="P11"><text:span text:style-name="T8">RequestTracker, Salesforce, ServiceNow, </text:span></text:p>
            <text:p text:style-name="P11"><text:span text:style-name="T8">SVN, Vagrant, Virtual Machines, Wordpress </text:span></text:p>
          </draw:text-box>
        </draw:frame>
        <draw:line draw:style-name="gr20" draw:layer="layout" svg:x1="20.32cm" svg:y1="1.277cm" svg:x2="20.32cm" svg:y2="2.463cm">
          <text:p/>
        </draw:line>
        <draw:line draw:style-name="gr21" draw:layer="layout" svg:x1="8.763cm" svg:y1="4.835cm" svg:x2="14.807cm" svg:y2="4.835cm">
          <text:p/>
        </draw:line>
        <draw:frame draw:style-name="gr22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3" draw:text-style-name="P13" draw:layer="layout" svg:width="12.509cm" svg:height="8.461cm" svg:x="8.89cm" svg:y="10.239cm">
          <draw:text-box>
            <text:p text:style-name="P1"><text:span text:style-name="T7">Perficient, Inc.</text:span><text:span text:style-name="T13"> (2018 –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4" draw:text-style-name="P13" draw:layer="layout" svg:width="12.028cm" svg:height="2.547cm" svg:x="8.89cm" svg:y="18.121cm">
          <draw:text-box>
            <text:p text:style-name="P1"><text:span text:style-name="T7">Do Good Tech </text:span><text:span text:style-name="T13">(2017 -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5" draw:text-style-name="P13" draw:layer="layout" svg:width="12.934cm" svg:height="5.205cm" svg:x="8.763cm" svg:y="21.247cm">
          <draw:text-box>
            <text:p text:style-name="P1"><text:span text:style-name="T7">University of Minnesota </text:span><text:span text:style-name="T13">(2013 – 2016)</text:span></text:p>
            <text:p text:style-name="P1"><text:span text:style-name="T14"><text:tab/></text:span></text:p>
            <text:p text:style-name="P1"><text:span text:style-name="T14"><text:tab/></text:span><text:span text:style-name="T14">Service Desk Operations Manager</text:span></text:p>
            <text:list text:style-name="L3">
              <text:list-item>
                <text:p text:style-name="P1"><text:span text:style-name="T13">Managed the Tier 1 support team comprised of 20+ direct reports</text:span></text:p>
              </text:list-item>
              <text:list-item>
                <text:p text:style-name="P1"><text:span text:style-name="T13">Created automated productivity and KPI-focused monitoring</text:span></text:p>
              </text:list-item>
            </text:list>
            <text:p text:style-name="P1"><text:span text:style-name="T15"/></text:p>
            <text:p text:style-name="P1"><text:span text:style-name="T14"><text:tab/></text:span><text:span text:style-name="T14">Knowledge Process Owner</text:span></text:p>
            <text:list text:continue-numbering="true" text:style-name="L3">
              <text:list-item>
                <text:p text:style-name="P1"><text:span text:style-name="T13">Acted as product owner and overall steward of the knowledge process</text:span></text:p>
              </text:list-item>
              <text:list-item>
                <text:p text:style-name="P1"><text:span text:style-name="T13">Enacted KCS initiative to revitalize stagnant knowledge ecosystem</text:span></text:p>
                <text:p text:style-name="P1"><text:span text:style-name="T15"/></text:p>
              </text:list-item>
            </text:list>
            <text:p text:style-name="P1"><text:span text:style-name="T14"><text:tab/></text:span><text:span text:style-name="T14">Service Desk Analyst</text:span></text:p>
            <text:list text:continue-numbering="true" text:style-name="L3">
              <text:list-item>
                <text:p text:style-name="P1"><text:span text:style-name="T13">Provided Tier 1 and Tier 2 technical support to the University community</text:span></text:p>
              </text:list-item>
              <text:list-item>
                <text:p text:style-name="P1"><text:span text:style-name="T13">Key contributor to helpdesk consolidation and ServiceNow license rightsizing</text:span></text:p>
              </text:list-item>
            </text:list>
          </draw:text-box>
        </draw:frame>
        <draw:frame draw:style-name="gr17" draw:text-style-name="P10" draw:layer="layout" svg:width="3.943cm" svg:height="0.467cm" svg:x="1.27cm" svg:y="11.03cm">
          <draw:text-box>
            <text:p text:style-name="P1"><text:span text:style-name="T11">Technologies</text:span></text:p>
          </draw:text-box>
        </draw:frame>
        <draw:frame draw:style-name="gr26" draw:text-style-name="P7" draw:layer="layout" svg:width="3.774cm" svg:height="0.496cm" svg:x="1.246cm" svg:y="20.889cm">
          <draw:text-box>
            <text:p text:style-name="P1"><text:span text:style-name="T7">KCS Principles v5.3</text:span></text:p>
          </draw:text-box>
        </draw:frame>
        <draw:frame draw:style-name="gr27" draw:text-style-name="P9" draw:layer="layout" svg:width="6.056cm" svg:height="0.849cm" svg:x="1.246cm" svg:y="21.345cm">
          <draw:text-box>
            <text:p text:style-name="P1"><text:span text:style-name="T9">Knowledge-Centered Support</text:span></text:p>
            <text:p text:style-name="P1"><text:span text:style-name="T9">HDI Certification (2014)</text:span></text:p>
          </draw:text-box>
        </draw:frame>
        <draw:line draw:style-name="gr6" draw:layer="layout" svg:x1="1.27cm" svg:y1="23.429cm" svg:x2="4.978cm" svg:y2="23.429cm">
          <text:p/>
        </draw:line>
        <draw:frame draw:style-name="gr11" draw:text-style-name="P6" draw:layer="layout" svg:width="5.988cm" svg:height="0.548cm" svg:x="1.27cm" svg:y="22.787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8" draw:text-style-name="P7" draw:layer="layout" svg:width="4.439cm" svg:height="0.496cm" svg:x="1.27cm" svg:y="23.747cm">
          <draw:text-box>
            <text:p text:style-name="P1"><text:span text:style-name="T7">Technovation</text:span></text:p>
          </draw:text-box>
        </draw:frame>
        <draw:frame draw:style-name="gr29" draw:text-style-name="P8" draw:layer="layout" svg:width="4.451cm" svg:height="0.382cm" svg:x="1.27cm" svg:y="24.203cm">
          <draw:text-box>
            <text:p text:style-name="P1"><text:span text:style-name="T8">Mentor (2021)</text:span></text:p>
          </draw:text-box>
        </draw:frame>
        <draw:frame draw:style-name="gr28" draw:text-style-name="P7" draw:layer="layout" svg:width="4.439cm" svg:height="0.496cm" svg:x="1.27cm" svg:y="24.814cm">
          <draw:text-box>
            <text:p text:style-name="P1"><text:span text:style-name="T7">Eden Prairie Prop Shop</text:span></text:p>
          </draw:text-box>
        </draw:frame>
        <draw:frame draw:style-name="gr30" draw:text-style-name="P8" draw:layer="layout" svg:width="4.887cm" svg:height="0.382cm" svg:x="1.27cm" svg:y="25.27cm">
          <draw:text-box>
            <text:p text:style-name="P1"><text:span text:style-name="T8">Furniture Pickup &amp; Delivery (2013)</text:span></text:p>
          </draw:text-box>
        </draw:frame>
        <draw:line draw:style-name="gr6" draw:layer="layout" svg:x1="1.246cm" svg:y1="18.482cm" svg:x2="7.24cm" svg:y2="18.482cm">
          <text:p/>
        </draw:line>
        <draw:frame draw:style-name="gr10" draw:text-style-name="P9" draw:layer="layout" svg:width="0.317cm" svg:height="0.425cm" svg:x="5.982cm" svg:y="15.23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39cm" svg:y="16.289cm">
          <draw:text-box>
            <text:p text:style-name="P1"><text:span text:style-name="T9"><text:s/></text:span></text:p>
          </draw:text-box>
        </draw:frame>
        <draw:line draw:style-name="gr6" draw:layer="layout" svg:x1="1.293cm" svg:y1="14.639cm" svg:x2="3.789cm" svg:y2="14.632cm">
          <text:p/>
        </draw:line>
        <draw:frame draw:style-name="gr31" draw:text-style-name="P14" draw:layer="layout" svg:width="6.011cm" svg:height="0.548cm" svg:x="1.293cm" svg:y="13.997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32" draw:text-style-name="P7" draw:layer="layout" svg:width="5.442cm" svg:height="0.496cm" svg:x="1.293cm" svg:y="14.957cm">
          <draw:text-box>
            <text:p text:style-name="P1"><text:span text:style-name="T7">Minnesota Developers Conference</text:span></text:p>
          </draw:text-box>
        </draw:frame>
        <draw:frame draw:style-name="gr33" draw:text-style-name="P8" draw:layer="layout" svg:width="6.115cm" svg:height="0.382cm" svg:x="1.293cm" svg:y="15.413cm">
          <draw:text-box>
            <text:p text:style-name="P1"><text:span text:style-name="T8">Conversational Quantum Computing (2022)</text:span></text:p>
          </draw:text-box>
        </draw:frame>
        <draw:frame draw:style-name="gr28" draw:text-style-name="P7" draw:layer="layout" svg:width="4.439cm" svg:height="0.496cm" svg:x="1.293cm" svg:y="16.024cm">
          <draw:text-box>
            <text:p text:style-name="P1"><text:span text:style-name="T7">Spring Meetup</text:span></text:p>
          </draw:text-box>
        </draw:frame>
        <draw:frame draw:style-name="gr34" draw:text-style-name="P8" draw:layer="layout" svg:width="5.73cm" svg:height="0.382cm" svg:x="1.293cm" svg:y="16.48cm">
          <draw:text-box>
            <text:p text:style-name="P1"><text:span text:style-name="T8">Automate the Boring Stuff: CI/CD <text:s/>(2018)</text:span></text:p>
          </draw:text-box>
        </draw:frame>
        <draw:frame draw:style-name="gr35" draw:text-style-name="P13" draw:layer="layout" svg:width="12.509cm" svg:height="4.654cm" svg:x="8.89cm" svg:y="5.106cm">
          <draw:text-box>
            <text:p text:style-name="P1"><text:span text:style-name="T7">Creed Interactive</text:span><text:span text:style-name="T13"> (2021 –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Performed code reviews and mentorship on client's other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and delivered immediate value</text:span></text:p>
              </text:list-item>
              <text:list-item>
                <text:p text:style-name="P1"><text:span text:style-name="T13">Advocated good practice adoption within client's SAFe operating structure</text:span></text:p>
              </text:list-item>
              <text:list-item>
                <text:p text:style-name="P1"><text:span text:style-name="T13">Directed the urgent delivery of 2,600+ QA tests and systemic improvements</text:span></text:p>
              </text:list-item>
            </text:list>
          </draw:text-box>
        </draw:frame>
        <draw:line draw:style-name="gr36" draw:layer="layout" svg:x1="8.56cm" svg:y1="10.083cm" svg:x2="8.56cm" svg:y2="5.613cm">
          <text:p/>
        </draw:line>
        <draw:line draw:style-name="gr36" draw:layer="layout" svg:x1="13.843cm" svg:y1="5.613cm" svg:x2="8.56cm" svg:y2="5.613cm">
          <text:p/>
        </draw:line>
        <draw:line draw:style-name="gr36" draw:layer="layout" svg:x1="8.89cm" svg:y1="9.76cm" svg:x2="8.572cm" svg:y2="10.077cm">
          <text:p/>
        </draw:line>
        <draw:line draw:style-name="gr36" draw:layer="layout" svg:x1="9.525cm" svg:y1="9.76cm" svg:x2="8.89cm" svg:y2="9.76cm">
          <text:p/>
        </draw:line>
        <draw:line draw:style-name="gr36" draw:layer="layout" svg:x1="8.56cm" svg:y1="17.805cm" svg:x2="8.56cm" svg:y2="10.744cm">
          <text:p/>
        </draw:line>
        <draw:line draw:style-name="gr36" draw:layer="layout" svg:x1="13.323cm" svg:y1="10.744cm" svg:x2="8.56cm" svg:y2="10.744cm">
          <text:p/>
        </draw:line>
        <draw:line draw:style-name="gr36" draw:layer="layout" svg:x1="8.89cm" svg:y1="17.48cm" svg:x2="8.572cm" svg:y2="17.797cm">
          <text:p/>
        </draw:line>
        <draw:line draw:style-name="gr36" draw:layer="layout" svg:x1="9.525cm" svg:y1="17.48cm" svg:x2="8.89cm" svg:y2="17.48cm">
          <text:p/>
        </draw:line>
        <draw:line draw:style-name="gr36" draw:layer="layout" svg:x1="13.323cm" svg:y1="18.618cm" svg:x2="8.56cm" svg:y2="18.618cm">
          <text:p/>
        </draw:line>
        <draw:line draw:style-name="gr36" draw:layer="layout" svg:x1="9.525cm" svg:y1="20.655cm" svg:x2="8.89cm" svg:y2="20.655cm">
          <text:p/>
        </draw:line>
        <draw:line draw:style-name="gr36" draw:layer="layout" svg:x1="8.56cm" svg:y1="20.955cm" svg:x2="8.56cm" svg:y2="18.618cm">
          <text:p/>
        </draw:line>
        <draw:line draw:style-name="gr36" draw:layer="layout" svg:x1="8.878cm" svg:y1="20.65cm" svg:x2="8.56cm" svg:y2="20.967cm">
          <text:p/>
        </draw:line>
        <draw:line draw:style-name="gr36" draw:layer="layout" svg:x1="8.56cm" svg:y1="26.695cm" svg:x2="8.56cm" svg:y2="21.742cm">
          <text:p/>
        </draw:line>
        <draw:line draw:style-name="gr36" draw:layer="layout" svg:x1="14.783cm" svg:y1="21.742cm" svg:x2="8.56cm" svg:y2="21.742cm">
          <text:p/>
        </draw:line>
        <draw:line draw:style-name="gr36" draw:layer="layout" svg:x1="8.89cm" svg:y1="26.387cm" svg:x2="8.572cm" svg:y2="26.704cm">
          <text:p/>
        </draw:line>
        <draw:line draw:style-name="gr36" draw:layer="layout" svg:x1="9.525cm" svg:y1="26.387cm" svg:x2="8.89cm" svg:y2="26.3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4$Win32 OpenOffice.org_project/4114m1$Build-9811</meta:generator>
    <dc:date>2023-11-01T12:01:13.61</dc:date>
    <meta:editing-duration>PT3H57M11S</meta:editing-duration>
    <meta:editing-cycles>23</meta:editing-cycles>
    <dc:creator>Don Walsh</dc:creator>
    <meta:document-statistic meta:object-count="66"/>
  </office:meta>
</office:document-meta>
</file>